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libri" svg:font-family="Calibri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officeooo:paragraph-rsid="00067321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50%" fo:orphans="0" fo:text-indent="0in" style:auto-text-indent="false"/>
      <style:text-properties fo:color="#000000" loext:opacity="100%" style:font-name="Calibri" fo:font-size="13.5pt" officeooo:paragraph-rsid="00067321" fo:background-color="#ffffff"/>
    </style:style>
    <style:style style:name="P3" style:family="paragraph" style:parent-style-name="Text_20_body">
      <style:paragraph-properties fo:orphans="0"/>
      <style:text-properties fo:color="#000000" loext:opacity="100%" officeooo:paragraph-rsid="00067321" fo:background-color="#ffffff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/>
    </style:style>
    <style:style style:name="T4" style:family="text">
      <style:text-properties officeooo:rsid="0063db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Bass, L., Clements, P. &amp; Kazman, R. (2021). <text:span text:style-name="Default_20_Paragraph_20_Font"><text:span text:style-name="T1">Software Architecture in Practice</text:span></text:span> (4th ed.). Addison-Wesley Professional.</text:p>
      <text:p text:style-name="P1"><text:a xlink:type="simple" xlink:href="https://learn.microsoft.com/en-us/nuget/what-is-nuget" office:target-frame-name="_top" xlink:show="replace" text:style-name="Internet_20_link" text:visited-style-name="Visited_20_Internet_20_Link">https://learn.microsoft.com/en-us/nuget/what-is-nuget</text:a></text:p>
      <text:p text:style-name="P1"><text:a xlink:type="simple" xlink:href="https://learn.microsoft.com/en-us/aspnet/core/fundamentals/middleware/?view=aspnetcore-9.0" office:target-frame-name="_top" xlink:show="replace" text:style-name="Internet_20_link" text:visited-style-name="Visited_20_Internet_20_Link">https://learn.microsoft.com/en-us/aspnet/core/fundamentals/middleware/?view=aspnetcore-9.0</text:a></text:p>
      <text:p text:style-name="P1"><text:a xlink:type="simple" xlink:href="https://laravel.com/docs/12.x/csrf" office:target-frame-name="_top" xlink:show="replace" text:style-name="Internet_20_link" text:visited-style-name="Visited_20_Internet_20_Link">https://laravel.com/docs/12.x/csrf</text:a></text:p>
      <text:p text:style-name="P1">Buljić, I., Kadusic, E., Cvijanovic, T., Hadzajlic, N. and Zivic, N. (2025) Comparative Performance Analysis of Leading Backend Frameworks for Developers. In: (Title of Conference/Proceedings/Book - <text:span text:style-name="Default_20_Paragraph_20_Font"><text:span text:style-name="T1">Inferred</text:span></text:span>) <text:span text:style-name="Default_20_Paragraph_20_Font"><text:span text:style-name="T2">2025 International Scientific Conference on Information Technology and Data Related Fields (INFOTEH)</text:span></text:span>. (Date/Month of Conference - <text:span text:style-name="Default_20_Paragraph_20_Font"><text:span text:style-name="T1">Inferred</text:span></text:span>) Tuzla, Bosnia and Herzegovina: INFOTEH, pp. 1–5. doi: 10.1109/INFOTEH64129.2025.10959250.</text:p>
      <text:p text:style-name="P1"><text:span text:style-name="Strong_20_Emphasis">Chacon, S., &amp; Straub, B. (2014).</text:span> <text:span text:style-name="Emphasis">Pro Git</text:span> (2nd ed.). Apress. (For Git storage and object model).</text:p>
      <text:p text:style-name="P1"><text:span text:style-name="Strong_20_Emphasis">Garcia-Molina, H., Ullman, J. D., &amp; Widom, J. (2009).</text:span> <text:span text:style-name="Emphasis">Database Systems: The Complete Book</text:span> (2nd ed.). Pearson Prentice Hall. (For database storage and data structure management).</text:p>
      <text:p text:style-name="P1"><text:a xlink:type="simple" xlink:href="https://aws.amazon.com/compare/the-difference-between-mysql-vs-postgresql/" office:target-frame-name="_top" xlink:show="replace" text:style-name="Internet_20_link" text:visited-style-name="Visited_20_Internet_20_Link">https://aws.amazon.com/compare/the-difference-between-mysql-vs-postgresql/</text:a></text:p>
      <text:p text:style-name="P1"><text:a xlink:type="simple" xlink:href="https://www.postgresql.org/docs/current/storage-toast.html" office:target-frame-name="_top" xlink:show="replace" text:style-name="Internet_20_link" text:visited-style-name="Visited_20_Internet_20_Link">https://www.postgresql.org/docs/current/storage-toast.html</text:a></text:p>
      <text:p text:style-name="P1"><text:a xlink:type="simple" xlink:href="https://assets.bytebytego.com/diagrams/0333-what-s-the-difference-between-session-based-authentication-and-jwts.png" office:target-frame-name="_top" xlink:show="replace" text:style-name="Internet_20_link" text:visited-style-name="Visited_20_Internet_20_Link">https://assets.bytebytego.com/diagrams/0333-what-s-the-difference-between-session-based-authentication-and-jwts.png</text:a></text:p>
      <text:p text:style-name="P1">Mehta, M. R., Lee, S., &amp; Shah, J. R. (2006). Service-Oriented Architecture: Concepts and Implementation. *Proceedings of the Information Systems Educators Conference (ISECON) 2006*, 23(35).</text:p>
      <text:p text:style-name="P1">Newman, S. (2015). <text:span text:style-name="Default_20_Paragraph_20_Font"><text:span text:style-name="T1">Building Microservices: Designing Fine-Grained Systems</text:span></text:span>. Sebastopol, CA: O'Reilly Media.</text:p>
      <text:p text:style-name="P1"><text:soft-page-break/>Gupta, M., Sharma, S., Rathi, M., &amp; Singh, A. (2025). Secure API Gateway with Rate Limiting and JWT Authentication. <text:span text:style-name="Emphasis">International Journal for Research in Applied Science and Engineering Technology (IJRASET)</text:span>, 13(4), pp. 3559-3562.</text:p>
      <text:p text:style-name="P1">Belagatti, P. (2025) <text:span text:style-name="Default_20_Paragraph_20_Font"><text:span text:style-name="T1">How to Choose the Right SQL Database</text:span></text:span>. SingleStore. Available at: <text:a xlink:type="simple" xlink:href="https://www.singlestore.com/blog/how-to-choose-the-right-sql-database/" office:target-frame-name="_top" xlink:show="replace" text:style-name="Internet_20_link" text:visited-style-name="Visited_20_Internet_20_Link">https://www.singlestore.com/blog/how-to-choose-the-right-sql-database/</text:a> (Accessed: 19 November 2025).</text:p>
      <text:p text:style-name="P1">Sakimura, N., Bradley, J., Jones, M., de Medeiros, B. and Mortimore, C. (2014) <text:span text:style-name="T3">OpenID Connect Core 1.0 incorporating errata set 1</text:span>. Available at: <text:a xlink:type="simple" xlink:href="https://openid.net/specs/openid-connect-core-1_0.html" office:target-frame-name="_blank" xlink:show="new" text:style-name="Internet_20_link" text:visited-style-name="Visited_20_Internet_20_Link">https://openid.net/specs/openid-connect-core-1_0.html</text:a> (Accessed: 24 January 2026).</text:p>
      <text:p text:style-name="P1">Microsoft (2024) <text:span text:style-name="T3">HMACSHA256 Class (System.Security.Cryptography)</text:span>. Available at: <text:a xlink:type="simple" xlink:href="https://learn.microsoft.com/en-us/dotnet/api/system.security.cryptography.hmacsha256" office:target-frame-name="_blank" xlink:show="new" text:style-name="Internet_20_link" text:visited-style-name="Visited_20_Internet_20_Link">https://learn.microsoft.com/en-us/dotnet/api/system.security.cryptography.hmacsha256</text:a> (Accessed: 24 January 2026)</text:p>
      <text:p text:style-name="P1">Microsoft (2024) <text:span text:style-name="T3">Policy-based authorization in ASP.NET Core</text:span>. Available at: <text:a xlink:type="simple" xlink:href="https://learn.microsoft.com/en-us/aspnet/core/security/authorization/policies" office:target-frame-name="_blank" xlink:show="new" text:style-name="Internet_20_link" text:visited-style-name="Visited_20_Internet_20_Link">https://learn.microsoft.com/en-us/aspnet/core/security/authorization/policies</text:a> (Accessed: 25 January 2026).</text:p>
      <text:p text:style-name="P1">tanstack.com. (<text:span text:style-name="T4">2025</text:span>.). <text:span text:style-name="T3">Overview | TanStack Query Docs</text:span>. [online] Available at: <text:a xlink:type="simple" xlink:href="https://tanstack.com/query/latest/docs/framework/react/overview" text:style-name="Internet_20_link" text:visited-style-name="Visited_20_Internet_20_Link">https://tanstack.com/query/latest/docs/framework/react/overview</text:a>.</text:p>
      <text:p text:style-name="P2">Material UI (2024). <text:span text:style-name="T3">Overview - Material UI</text:span>. [online] mui.com. Available at: https://mui.com/material-ui/getting-started/.</text:p>
      <text:p text:style-name="P3">‌</text:p>
      <text:p text:style-name="P1">Appendix</text:p>
      <text:p text:style-name="P3">A <text:span text:style-name="Default_20_Paragraph_20_Font"><text:span text:style-name="T2">domain model</text:span></text:span> is a <text:a xlink:type="simple" xlink:href="https://en.wikipedia.org/wiki/Conceptual_model" office:target-frame-name="_top" xlink:show="replace" text:style-name="Internet_20_link" text:visited-style-name="Visited_20_Internet_20_Link">conceptual model</text:a> of the <text:a xlink:type="simple" xlink:href="https://en.wikipedia.org/wiki/Domain_(software_engineering)" office:target-frame-name="_top" xlink:show="replace" text:style-name="Internet_20_link" text:visited-style-name="Visited_20_Internet_20_Link">domain</text:a> that incorporates both behavior and data. (<text:a xlink:type="simple" xlink:href="https://en.wikipedia.org/wiki/Martin_Fowler_(software_engineer)" office:target-frame-name="_top" xlink:show="replace" text:style-name="Internet_20_link" text:visited-style-name="Visited_20_Internet_20_Link">Fowler, Martin</text:a>: Analysis Patterns, Reusable object models, Addison-Wesley Longman, 1997. <text:a xlink:type="simple" xlink:href="https://en.wikipedia.org/wiki/ISBN_(identifier)" office:target-frame-name="_top" xlink:show="replace" text:style-name="Internet_20_link" text:visited-style-name="Visited_20_Internet_20_Link">ISBN</text:a> .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libri" svg:font-family="Calibri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9T09:53:55.831202358</meta:creation-date>
    <dc:date>2026-03-19T09:54:23.567252774</dc:date>
    <meta:editing-duration>PT28S</meta:editing-duration>
    <meta:editing-cycles>1</meta:editing-cycles>
    <meta:document-statistic meta:table-count="0" meta:image-count="0" meta:object-count="0" meta:page-count="2" meta:paragraph-count="22" meta:word-count="314" meta:character-count="3023" meta:non-whitespace-character-count="2732"/>
    <meta:generator>LibreOffice/25.2.3.2$Linux_X86_64 LibreOffice_project/520$Build-2</meta:generator>
  </office:meta>
</office:document-meta>
</file>